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2" style:family="paragraph" style:parent-style-name="Standard">
      <style:paragraph-properties fo:text-align="start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22pt" style:font-size-asian="22pt" style:font-size-complex="2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</text:p>
      <text:p text:style-name="P2"/>
      <text:p text:style-name="P2">Student Admission :</text:p>
      <text:list xml:id="list7606717679028601077" text:style-name="L1">
        <text:list-item>
          <text:p text:style-name="P4">Only Admins or Staff (Not Faculty) have access to this feature .</text:p>
        </text:list-item>
        <text:list-item>
          <text:p text:style-name="P4">The format for pre-schoo is different from others . And needs no AI to be implemented .</text:p>
        </text:list-item>
        <text:list-item>
          <text:p text:style-name="P4">For others AI recommends student depending on Student performance , Guardians Annual Income and Internet Connectivity.</text:p>
          <text:p text:style-name="P4"/>
        </text:list-item>
      </text:list>
      <text:p text:style-name="P2">Forum : </text:p>
      <text:list xml:id="list1274868758516857116" text:style-name="L2">
        <text:list-item>
          <text:p text:style-name="P5">Only Admins have full access .</text:p>
        </text:list-item>
        <text:list-item>
          <text:p text:style-name="P5">Staff (All) can write Answer to a thread .</text:p>
        </text:list-item>
        <text:list-item>
          <text:p text:style-name="P5">Parents / Guardians can only write Question .</text:p>
        </text:list-item>
        <text:list-item>
          <text:p text:style-name="P5">Option of Anonymity for Parents / Guardians .</text:p>
        </text:list-item>
        <text:list-item>
          <text:p text:style-name="P5">Anonymous Questions can be related to only Admission or Facilities provided to students .</text:p>
        </text:list-item>
      </text:list>
      <text:p text:style-name="P3"/>
      <text:p text:style-name="P2">Inventory Management :</text:p>
      <text:list xml:id="list4400393191570755812" text:style-name="L3">
        <text:list-item>
          <text:p text:style-name="P6">Only Admins or Staff (Not Faculty) have access to this feature .</text:p>
        </text:list-item>
        <text:list-item>
          <text:p text:style-name="P6">CRUD </text:p>
        </text:list-item>
        <text:list-item>
          <text:p text:style-name="P6">Automatically change status according to date 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Tarun  Reddy</meta:initial-creator>
    <meta:creation-date>2020-10-02T17:27:23.42</meta:creation-date>
    <dc:date>2020-10-02T22:59:27.73</dc:date>
    <dc:creator>K Tarun  Reddy</dc:creator>
    <meta:editing-duration>PT39M3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5" meta:word-count="130" meta:character-count="705"/>
  </office:meta>
</office:document-meta>
</file>